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11200000DBA000003D6D0DF811B.svm" manifest:media-type=""/>
  <manifest:file-entry manifest:full-path="Pictures/2000010A00000A3F000005811D340D62.svm" manifest:media-type=""/>
  <manifest:file-entry manifest:full-path="Pictures/2000009200000A3F0000020C5DD95BC4.svm" manifest:media-type=""/>
  <manifest:file-entry manifest:full-path="Pictures/2000002A000002EC0000012D12B7AE4B.svm" manifest:media-type=""/>
  <manifest:file-entry manifest:full-path="Pictures/20000072000007BB00000179F78E1EE2.svm" manifest:media-type=""/>
  <manifest:file-entry manifest:full-path="Pictures/2000004A000004F4000001D1EC56BD6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TexMathsArgs="14§display§\left(\god_{\jn}\right)_{2\link - 1} " draw:stroke="none" svg:stroke-width="0.051cm" draw:marker-start-width="0.352cm" draw:marker-end-width="0.3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="Arrow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TexMathsArgs="14§display§d_{2\link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TexMathsArgs="14§display§\splitratio_{2(\link-1)}\delta_{2(\link-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splitratio_{2(\link-1)}\left(\god_{\jn}\right)_{2\left(\link - 1\right)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latex§\splitratio_{2(\link-1)}$\left(\god_{\jn}\right)_{2\left(\link - 1\right)} = $\\&#10;$p_{2(\link-1)}\left(\god_{\jn}\right)_{2\left- 1} 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latex§$\god_{\jn}\right)_{2\left} =$\\&#10;$\splitratio_{2(\link-1)}\left(\god_{\jn}\right)_{2\left(\link - 1\right)} $\\&#10;$+\left(\god_{\jn}\right)_{2\link - 1} 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286cm" svg:y1="0.479cm" svg:x2="3.286cm" svg:y2="7.21cm">
          <text:p/>
        </draw:line>
        <draw:line draw:style-name="gr1" draw:text-style-name="P1" draw:layer="layout" svg:x1="9.131cm" svg:y1="7.21cm" svg:x2="3.286cm" svg:y2="7.21cm">
          <text:p/>
        </draw:line>
        <draw:line draw:style-name="gr2" draw:text-style-name="P1" draw:layer="layout" svg:x1="6.297cm" svg:y1="7.21cm" svg:x2="6.297cm" svg:y2="2.782cm">
          <text:p/>
        </draw:line>
        <draw:line draw:style-name="gr3" draw:text-style-name="P1" draw:layer="layout" svg:x1="3.286cm" svg:y1="7.21cm" svg:x2="4.302cm" svg:y2="0.352cm">
          <text:p/>
        </draw:line>
        <draw:frame draw:style-name="gr4" draw:text-style-name="P1" draw:layer="layout" svg:width="1.771cm" svg:height="0.648cm" svg:x="7.611cm" svg:y="7.337cm">
          <draw:image xlink:href="Pictures/2000004A000004F4000001D1EC56BD6E.svm" xlink:type="simple" xlink:show="embed" xlink:actuate="onLoad">
            <text:p/>
          </draw:image>
        </draw:frame>
        <draw:line draw:style-name="gr5" draw:text-style-name="P1" draw:layer="layout" svg:x1="3.286cm" svg:y1="1.495cm" svg:x2="8.62cm" svg:y2="7.21cm">
          <text:p/>
        </draw:line>
        <draw:frame draw:style-name="gr6" draw:text-style-name="P1" draw:layer="layout" svg:width="1.046cm" svg:height="0.42cm" svg:x="5.784cm" svg:y="7.337cm">
          <draw:image xlink:href="Pictures/2000002A000002EC0000012D12B7AE4B.svm" xlink:type="simple" xlink:show="embed" xlink:actuate="onLoad">
            <text:p/>
          </draw:image>
        </draw:frame>
        <draw:path draw:style-name="gr7" draw:text-style-name="P1" draw:layer="layout" svg:width="1.002cm" svg:height="1.269cm" draw:transform="rotate (-1.5707963267949) translate (8.493cm 4.556cm)" svg:viewBox="0 0 1003 1270" svg:d="m0 0c803 0 1003 1270 1003 1270">
          <text:p/>
        </draw:path>
        <draw:custom-shape draw:style-name="gr8" draw:text-style-name="P1" draw:layer="layout" svg:width="0.508cm" svg:height="0.508cm" svg:x="4.175cm" svg:y="2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429cm" svg:y1="2.765cm" svg:x2="3.286cm" svg:y2="2.765cm">
          <text:p/>
        </draw:line>
        <draw:frame draw:style-name="gr10" draw:text-style-name="P1" draw:layer="layout" svg:width="2.769cm" svg:height="0.526cm" svg:x="0.365cm" svg:y="2.384cm">
          <draw:image xlink:href="Pictures/20000072000007BB00000179F78E1EE2.svm" xlink:type="simple" xlink:show="embed" xlink:actuate="onLoad">
            <text:p/>
          </draw:image>
        </draw:frame>
        <draw:frame draw:style-name="gr11" draw:text-style-name="P1" draw:layer="layout" svg:width="3.089cm" svg:height="0.615cm" svg:x="0.111cm" svg:y="0.118cm">
          <draw:image xlink:href="Pictures/2000009200000A3F0000020C5DD95BC4.svm" xlink:type="simple" xlink:show="embed" xlink:actuate="onLoad">
            <text:p/>
          </draw:image>
        </draw:frame>
        <draw:frame draw:style-name="gr12" draw:text-style-name="P1" draw:layer="layout" svg:width="4.918cm" svg:height="1.373cm" svg:x="4.302cm" svg:y="0.249cm">
          <draw:image xlink:href="Pictures/2000011200000DBA000003D6D0DF811B.svm" xlink:type="simple" xlink:show="embed" xlink:actuate="onLoad">
            <text:p/>
          </draw:image>
        </draw:frame>
        <draw:line draw:style-name="gr2" draw:text-style-name="P1" draw:layer="layout" svg:x1="3.286cm" svg:y1="2.765cm" svg:x2="6.297cm" svg:y2="2.782cm">
          <text:p/>
        </draw:line>
        <draw:path draw:style-name="gr7" draw:text-style-name="P1" draw:layer="layout" svg:width="1.139cm" svg:height="0.153cm" draw:transform="rotate (-2.89654842660979) translate (5.318cm 1.622cm)" svg:viewBox="0 0 1140 154" svg:d="m0 0c524 0 1140 154 1140 154">
          <text:p/>
        </draw:path>
        <draw:frame draw:style-name="gr13" draw:text-style-name="P1" draw:layer="layout" svg:width="3.671cm" svg:height="1.968cm" svg:x="6.477cm" svg:y="2.511cm">
          <draw:image xlink:href="Pictures/2000010A00000A3F000005811D340D6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2T07:05:46</meta:creation-date>
    <dc:date>2013-05-22T09:50:49</dc:date>
    <dc:creator>Jack Reilly</dc:creator>
    <meta:editing-duration>PT11M47S</meta:editing-duration>
    <meta:editing-cycles>7</meta:editing-cycles>
    <meta:generator>LibreOffice/3.6$MacOSX_x86 LibreOffice_project/2ef5aff-a6fb0ff-166bdff-cf087ad-0f1389</meta:generator>
    <meta:document-statistic meta:object-count="16"/>
  </office:meta>
</office:document-meta>
</file>